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3cm" fo:padding-bottom="0.3cm" fo:padding-left="0.141cm" fo:padding-right="0.141cm"/>
      <style:paragraph-properties style:writing-mode="lr-tb"/>
    </style:style>
    <style:style style:name="gr5" style:family="graphic">
      <style:graphic-properties style:writing-mode="lr-tb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none" draw:fill="solid" draw:fill-color="#1e4e79" draw:shadow="hidden"/>
    </style:style>
    <style:style style:name="gr8" style:family="graphic" style:parent-style-name="standard">
      <style:graphic-properties draw:stroke="none" draw:fill="none" draw:textarea-vertical-align="middle" fo:min-height="0.423cm" fo:min-width="2.5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509cm" fo:min-width="2.54cm" fo:padding-top="0.282cm" fo:padding-bottom="0.282cm" fo:padding-left="1.2cm" fo:padding-right="0.282cm"/>
      <style:paragraph-properties style:writing-mode="lr-tb"/>
    </style:style>
    <style:style style:name="gr10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none" draw:textarea-vertical-align="middle" fo:min-height="0.424cm" fo:min-width="2.54cm" fo:padding-top="0.282cm" fo:padding-bottom="0.282cm" fo:padding-left="1.2cm" fo:padding-right="0.282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921cm" fo:min-width="2.54cm" fo:padding-top="0.3cm" fo:padding-bottom="0.3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579cm" fo:min-width="2.54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middle" fo:min-height="0.908cm" fo:min-width="2.54cm" fo:padding-top="0.282cm" fo:padding-bottom="0.282cm" fo:padding-left="1.2cm" fo:padding-right="0.282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788cm" fo:min-width="2.54cm" fo:padding-top="0.282cm" fo:padding-bottom="0.282cm" fo:padding-left="1.2cm" fo:padding-right="0.282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89cm" fo:min-width="2.54cm" fo:padding-top="0.282cm" fo:padding-bottom="0.282cm" fo:padding-left="1.2cm" fo:padding-right="0.282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922cm" fo:min-width="2.54cm" fo:padding-top="0.3cm" fo:padding-bottom="0.3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578cm" fo:min-width="2.54cm" fo:padding-top="0cm" fo:padding-bottom="0cm" fo:padding-left="0cm" fo:padding-right="0cm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textarea-vertical-align="middle" fo:min-height="0.908cm" fo:min-width="2.54cm" fo:padding-top="0.282cm" fo:padding-bottom="0.282cm" fo:padding-left="1.2cm" fo:padding-right="0.282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672cm" fo:min-width="2.54cm" fo:padding-top="0.282cm" fo:padding-bottom="0.282cm" fo:padding-left="1.2cm" fo:padding-right="0.282cm"/>
      <style:paragraph-properties style:writing-mode="lr-tb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objectwithoutfill">
      <style:graphic-properties draw:marker-end="Arrowheads_20_2" draw:marker-end-width="0.3cm" draw:fill="none" draw:textarea-vertical-align="middle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7" draw:marker-end-width="0.3cm" draw:fill="none" draw:textarea-vertical-align="middle"/>
    </style:style>
    <style:style style:name="gr26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1e4e79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5b9bd5" loext:opacity="100%" style:font-name="Calibri" fo:font-size="10pt" style:font-name-asian="Calibri" style:font-size-asian="10pt" style:font-name-complex="Calibri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measurelines" svg:width="6.5cm" svg:height="3.248cm" svg:x="8.249cm" svg:y="13.751cm" svg:viewBox="0 0 6501 3249" draw:points="0,3249 6501,3249 6501,0 0,0">
            <text:p/>
          </draw:polygon>
          <draw:polygon draw:style-name="gr2" draw:text-style-name="P2" draw:layer="measurelines" svg:width="6.5cm" svg:height="3.248cm" svg:x="8.249cm" svg:y="13.751cm" svg:viewBox="0 0 6501 3249" draw:points="0,3249 6501,3249 6501,0 0,0">
            <text:p/>
          </draw:polygon>
        </draw:g>
        <draw:g>
          <draw:polygon draw:style-name="gr3" draw:text-style-name="P3" draw:layer="measurelines" svg:width="6.5cm" svg:height="1.108cm" svg:x="8.249cm" svg:y="13.751cm" svg:viewBox="0 0 6501 1109" draw:points="0,1109 6501,1109 6501,0 0,0">
            <text:p/>
          </draw:polygon>
          <draw:polygon draw:style-name="gr2" draw:text-style-name="P2" draw:layer="measurelines" svg:width="6.5cm" svg:height="1.108cm" svg:x="8.249cm" svg:y="13.751cm" svg:viewBox="0 0 6501 1109" draw:points="0,1109 6501,1109 6501,0 0,0">
            <text:p/>
          </draw:polygon>
        </draw:g>
        <draw:frame draw:style-name="gr4" draw:text-style-name="P2" draw:layer="measurelines" svg:width="6.5cm" svg:height="1.109cm" svg:x="8.249cm" svg:y="13.75cm">
          <draw:text-box>
            <text:p text:style-name="P4"><text:span text:style-name="T1">Category</text:span></text:p>
          </draw:text-box>
        </draw:frame>
        <draw:g draw:style-name="gr5" xml:id="id6" draw:id="id6">
          <draw:polygon draw:style-name="gr6" draw:text-style-name="P5" draw:layer="measurelines" svg:width="6.5cm" svg:height="1.073cm" svg:x="8.249cm" svg:y="14.859cm" svg:viewBox="0 0 6501 1074" draw:points="0,1074 6501,1074 6501,0 0,0">
            <text:p/>
          </draw:polygon>
          <draw:g>
            <draw:path draw:style-name="gr7" draw:text-style-name="P6" draw:layer="measurelines" svg:width="0.296cm" svg:height="0.599cm" svg:x="8.401cm" svg:y="15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2" draw:layer="measurelines" svg:width="0.446cm" svg:height="0.423cm" svg:x="8.699cm" svg:y="15.183cm">
              <draw:text-box>
                <text:p text:style-name="P4"><text:span text:style-name="T2">PK</text:span></text:p>
              </draw:text-box>
            </draw:frame>
          </draw:g>
          <draw:frame draw:style-name="gr9" draw:text-style-name="P2" draw:layer="measurelines" svg:width="6.5cm" svg:height="1.073cm" svg:x="8.249cm" svg:y="14.859cm">
            <draw:text-box>
              <text:p text:style-name="P4"><text:span text:style-name="T1">Category_Id</text:span></text:p>
            </draw:text-box>
          </draw:frame>
        </draw:g>
        <draw:g>
          <draw:polygon draw:style-name="gr6" draw:text-style-name="P5" draw:layer="measurelines" svg:width="6.499cm" svg:height="0cm" svg:x="8.249cm" svg:y="15.931cm" svg:viewBox="0 0 6500 0" draw:points="0,0 6500,0">
            <text:p/>
          </draw:polygon>
          <draw:line draw:style-name="gr10" draw:text-style-name="P2" draw:layer="measurelines" svg:x1="8.249cm" svg:y1="15.931cm" svg:x2="14.749cm" svg:y2="15.931cm">
            <text:p/>
          </draw:line>
        </draw:g>
        <draw:frame draw:style-name="gr11" draw:text-style-name="P2" draw:layer="measurelines" svg:width="6.5cm" svg:height="0.988cm" svg:x="8.249cm" svg:y="15.931cm">
          <draw:text-box>
            <text:p text:style-name="P4"><text:span text:style-name="T3">Name</text:span></text:p>
          </draw:text-box>
        </draw:frame>
        <draw:polygon draw:style-name="gr1" draw:text-style-name="P1" draw:layer="measurelines" svg:width="6.5cm" svg:height="3.544cm" svg:x="17.999cm" svg:y="7.287cm" svg:viewBox="0 0 6501 3545" draw:points="0,3545 6501,3545 6501,0 0,0">
          <text:p/>
        </draw:polygon>
        <draw:polygon draw:style-name="gr2" draw:text-style-name="P2" draw:layer="measurelines" svg:width="6.5cm" svg:height="5.588cm" svg:x="17.998cm" svg:y="5.244cm" svg:viewBox="0 0 6501 5589" draw:points="0,5589 6501,5589 6501,0 0,0">
          <text:p/>
        </draw:polygon>
        <draw:polygon draw:style-name="gr3" draw:text-style-name="P3" draw:layer="measurelines" svg:width="6.5cm" svg:height="1.034cm" svg:x="17.998cm" svg:y="5.244cm" svg:viewBox="0 0 6501 1035" draw:points="0,1035 6501,1035 6501,0 0,0">
          <text:p/>
        </draw:polygon>
        <draw:polygon draw:style-name="gr2" draw:text-style-name="P2" draw:layer="measurelines" svg:width="6.5cm" svg:height="1.034cm" svg:x="17.998cm" svg:y="5.244cm" svg:viewBox="0 0 6501 1035" draw:points="0,1035 6501,1035 6501,0 0,0">
          <text:p/>
        </draw:polygon>
        <draw:frame draw:style-name="gr12" draw:text-style-name="P7" draw:layer="measurelines" svg:width="6.5cm" svg:height="1.521cm" svg:x="17.998cm" svg:y="5cm">
          <draw:text-box>
            <text:p text:style-name="P4"><text:span text:style-name="T1">Game</text:span></text:p>
          </draw:text-box>
        </draw:frame>
        <draw:polygon draw:style-name="gr6" draw:text-style-name="P5" draw:layer="measurelines" svg:width="6.5cm" svg:height="0.922cm" svg:x="17.998cm" svg:y="6.278cm" svg:viewBox="0 0 6501 923" draw:points="0,923 6501,923 6501,0 0,0">
          <text:p/>
        </draw:polygon>
        <draw:g>
          <draw:path draw:style-name="gr7" draw:text-style-name="P6" draw:layer="measurelines" svg:width="0.296cm" svg:height="0.559cm" svg:x="18.149cm" svg:y="6.459cm" svg:viewBox="0 0 297 560" svg:d="M58 478l90 82 69-62v-208h45l-23-42c15-11 28-25 38-41 13-20 20-45 20-69s-7-48-20-69-32-39-54-51c-23-12-48-18-75-18-26 0-51 6-74 18-22 12-41 30-54 51s-20 45-20 69 7 49 20 69c10 16 23 30 38 41l-22 42h45v21l-34 41 56 42v20l-45 42z">
            <text:p/>
          </draw:path>
          <draw:frame draw:style-name="gr13" draw:text-style-name="P7" draw:layer="measurelines" svg:width="0.446cm" svg:height="0.579cm" svg:x="18.448cm" svg:y="6.45cm">
            <draw:text-box>
              <text:p text:style-name="P4"><text:span text:style-name="T2">PK</text:span></text:p>
            </draw:text-box>
          </draw:frame>
        </draw:g>
        <draw:frame draw:style-name="gr14" draw:text-style-name="P7" xml:id="id4" draw:id="id4" draw:layer="measurelines" svg:width="6.5cm" svg:height="1.472cm" svg:x="17.998cm" svg:y="6.004cm">
          <draw:text-box>
            <text:p text:style-name="P4"><text:span text:style-name="T1">Game_Id</text:span></text:p>
          </draw:text-box>
        </draw:frame>
        <draw:polygon draw:style-name="gr6" draw:text-style-name="P5" draw:layer="measurelines" svg:width="6.499cm" svg:height="0cm" svg:x="17.998cm" svg:y="7.2cm" svg:viewBox="0 0 6500 0" draw:points="0,0 6500,0">
          <text:p/>
        </draw:polygon>
        <draw:line draw:style-name="gr10" draw:text-style-name="P2" draw:layer="measurelines" svg:x1="17.998cm" svg:y1="7.2cm" svg:x2="24.498cm" svg:y2="7.2cm">
          <text:p/>
        </draw:line>
        <draw:frame draw:style-name="gr15" draw:text-style-name="P7" draw:layer="measurelines" svg:width="6.5cm" svg:height="1.352cm" svg:x="17.998cm" svg:y="6.985cm">
          <draw:text-box>
            <text:p text:style-name="P4"><text:span text:style-name="T3">Name</text:span></text:p>
          </draw:text-box>
        </draw:frame>
        <draw:frame draw:style-name="gr15" draw:text-style-name="P7" draw:layer="measurelines" svg:width="6.5cm" svg:height="1.352cm" svg:x="17.998cm" svg:y="7.908cm">
          <draw:text-box>
            <text:p text:style-name="P4"><text:span text:style-name="T3">Description</text:span></text:p>
          </draw:text-box>
        </draw:frame>
        <draw:frame draw:style-name="gr16" draw:text-style-name="P7" draw:layer="measurelines" svg:width="6.5cm" svg:height="1.353cm" svg:x="17.999cm" svg:y="8.75cm">
          <draw:text-box>
            <text:p text:style-name="P4"><text:span text:style-name="T3">Release date</text:span></text:p>
          </draw:text-box>
        </draw:frame>
        <draw:frame draw:style-name="gr16" draw:text-style-name="P7" xml:id="id5" draw:id="id5" draw:layer="measurelines" svg:width="6.5cm" svg:height="1.353cm" svg:x="17.999cm" svg:y="9.684cm">
          <draw:text-box>
            <text:p text:style-name="P4"><text:span text:style-name="T3">CategoryId</text:span></text:p>
          </draw:text-box>
        </draw:frame>
        <draw:g>
          <draw:polygon draw:style-name="gr1" draw:text-style-name="P1" draw:layer="controls" svg:width="6.5cm" svg:height="5.227cm" svg:x="20.5cm" svg:y="21.272cm" svg:viewBox="0 0 6501 5228" draw:points="0,5228 6501,5228 6501,0 0,0">
            <text:p/>
          </draw:polygon>
          <draw:polygon draw:style-name="gr2" draw:text-style-name="P2" draw:layer="controls" svg:width="6.5cm" svg:height="5.227cm" svg:x="20.5cm" svg:y="21.272cm" svg:viewBox="0 0 6501 5228" draw:points="0,5228 6501,5228 6501,0 0,0">
            <text:p/>
          </draw:polygon>
        </draw:g>
        <draw:g>
          <draw:polygon draw:style-name="gr3" draw:text-style-name="P3" draw:layer="controls" svg:width="6.5cm" svg:height="1.034cm" svg:x="20.5cm" svg:y="21.273cm" svg:viewBox="0 0 6501 1035" draw:points="0,1035 6501,1035 6501,0 0,0">
            <text:p/>
          </draw:polygon>
          <draw:polygon draw:style-name="gr2" draw:text-style-name="P2" draw:layer="controls" svg:width="6.5cm" svg:height="1.034cm" svg:x="20.5cm" svg:y="21.273cm" svg:viewBox="0 0 6501 1035" draw:points="0,1035 6501,1035 6501,0 0,0">
            <text:p/>
          </draw:polygon>
        </draw:g>
        <draw:frame draw:style-name="gr17" draw:text-style-name="P7" draw:layer="controls" svg:width="6.5cm" svg:height="1.522cm" svg:x="20.5cm" svg:y="21.028cm">
          <draw:text-box>
            <text:p text:style-name="P4"><text:span text:style-name="T1">User</text:span></text:p>
          </draw:text-box>
        </draw:frame>
        <draw:g draw:style-name="gr5" xml:id="id2" draw:id="id2">
          <draw:polygon draw:style-name="gr6" draw:text-style-name="P5" draw:layer="controls" svg:width="6.5cm" svg:height="0.922cm" svg:x="20.5cm" svg:y="22.307cm" svg:viewBox="0 0 6501 923" draw:points="0,923 6501,923 6501,0 0,0">
            <text:p/>
          </draw:polygon>
          <draw:g>
            <draw:path draw:style-name="gr7" draw:text-style-name="P6" draw:layer="controls" svg:width="0.296cm" svg:height="0.559cm" svg:x="20.651cm" svg:y="22.488cm" svg:viewBox="0 0 297 560" svg:d="M58 478l90 82 69-62v-208h45l-23-42c15-11 28-25 38-41 13-20 20-45 20-69s-7-48-20-69-32-39-54-51c-23-12-48-18-75-18-26 0-51 6-74 18-22 12-41 30-54 51s-20 45-20 69 7 49 20 69c10 16 23 30 38 41l-22 42h45v21l-34 41 56 42v20l-45 42z">
              <text:p/>
            </draw:path>
            <draw:frame draw:style-name="gr18" draw:text-style-name="P7" draw:layer="controls" svg:width="0.446cm" svg:height="0.578cm" svg:x="20.95cm" svg:y="22.48cm">
              <draw:text-box>
                <text:p text:style-name="P4"><text:span text:style-name="T2">PK</text:span></text:p>
              </draw:text-box>
            </draw:frame>
          </draw:g>
          <draw:frame draw:style-name="gr19" draw:text-style-name="P7" draw:layer="controls" svg:width="6.5cm" svg:height="1.472cm" svg:x="20.5cm" svg:y="22.034cm">
            <draw:text-box>
              <text:p text:style-name="P4"><text:span text:style-name="T1">UserId</text:span></text:p>
            </draw:text-box>
          </draw:frame>
        </draw:g>
        <draw:g>
          <draw:polygon draw:style-name="gr6" draw:text-style-name="P5" draw:layer="controls" svg:width="6.499cm" svg:height="0cm" svg:x="20.5cm" svg:y="23.229cm" svg:viewBox="0 0 6500 0" draw:points="0,0 6500,0">
            <text:p/>
          </draw:polygon>
          <draw:line draw:style-name="gr10" draw:text-style-name="P2" draw:layer="controls" svg:x1="20.5cm" svg:y1="23.229cm" svg:x2="27cm" svg:y2="23.229cm">
            <text:p/>
          </draw:line>
        </draw:g>
        <draw:frame draw:style-name="gr16" draw:text-style-name="P7" draw:layer="controls" svg:width="6.5cm" svg:height="1.353cm" svg:x="20.501cm" svg:y="23.213cm">
          <draw:text-box>
            <text:p text:style-name="P4"><text:span text:style-name="T3">Login</text:span></text:p>
          </draw:text-box>
        </draw:frame>
        <draw:frame draw:style-name="gr20" draw:text-style-name="P7" draw:layer="controls" svg:width="6.5cm" svg:height="1.236cm" svg:x="20.5cm" svg:y="24.264cm">
          <draw:text-box>
            <text:p text:style-name="P4"><text:span text:style-name="T3">Password</text:span></text:p>
          </draw:text-box>
        </draw:frame>
        <draw:g>
          <draw:polygon draw:style-name="gr1" draw:text-style-name="P1" draw:layer="controls" svg:width="6.5cm" svg:height="6.047cm" svg:x="34cm" svg:y="4.702cm" svg:viewBox="0 0 6501 6048" draw:points="0,6048 6501,6048 6501,0 0,0">
            <text:p/>
          </draw:polygon>
          <draw:polygon draw:style-name="gr2" draw:text-style-name="P2" draw:layer="controls" svg:width="6.5cm" svg:height="6.047cm" svg:x="34cm" svg:y="4.702cm" svg:viewBox="0 0 6501 6048" draw:points="0,6048 6501,6048 6501,0 0,0">
            <text:p/>
          </draw:polygon>
        </draw:g>
        <draw:g>
          <draw:polygon draw:style-name="gr3" draw:text-style-name="P3" draw:layer="controls" svg:width="6.5cm" svg:height="1.108cm" svg:x="34cm" svg:y="4.702cm" svg:viewBox="0 0 6501 1109" draw:points="0,1109 6501,1109 6501,0 0,0">
            <text:p/>
          </draw:polygon>
          <draw:polygon draw:style-name="gr2" draw:text-style-name="P2" draw:layer="controls" svg:width="6.5cm" svg:height="1.108cm" svg:x="34cm" svg:y="4.702cm" svg:viewBox="0 0 6501 1109" draw:points="0,1109 6501,1109 6501,0 0,0">
            <text:p/>
          </draw:polygon>
        </draw:g>
        <draw:frame draw:style-name="gr4" draw:text-style-name="P2" draw:layer="controls" svg:width="6.5cm" svg:height="1.109cm" svg:x="34cm" svg:y="4.701cm">
          <draw:text-box>
            <text:p text:style-name="P4"><text:span text:style-name="T1">Comment</text:span></text:p>
          </draw:text-box>
        </draw:frame>
        <draw:g draw:style-name="gr5">
          <draw:polygon draw:style-name="gr6" draw:text-style-name="P5" draw:layer="controls" svg:width="6.5cm" svg:height="0.988cm" svg:x="34cm" svg:y="5.81cm" svg:viewBox="0 0 6501 989" draw:points="0,989 6501,989 6501,0 0,0">
            <text:p/>
          </draw:polygon>
          <draw:g>
            <draw:path draw:style-name="gr7" draw:text-style-name="P6" draw:layer="controls" svg:width="0.296cm" svg:height="0.599cm" svg:x="34.152cm" svg:y="6.004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2" draw:layer="controls" svg:width="0.446cm" svg:height="0.423cm" svg:x="34.45cm" svg:y="6.092cm">
              <draw:text-box>
                <text:p text:style-name="P4"><text:span text:style-name="T2">PK</text:span></text:p>
              </draw:text-box>
            </draw:frame>
          </draw:g>
          <draw:frame draw:style-name="gr11" draw:text-style-name="P2" draw:layer="controls" svg:width="6.5cm" svg:height="1.073cm" svg:x="34cm" svg:y="5.768cm">
            <draw:text-box>
              <text:p text:style-name="P4"><text:span text:style-name="T1">CommentId</text:span></text:p>
            </draw:text-box>
          </draw:frame>
        </draw:g>
        <draw:g>
          <draw:polygon draw:style-name="gr6" draw:text-style-name="P5" draw:layer="controls" svg:width="6.499cm" svg:height="0cm" svg:x="34cm" svg:y="6.798cm" svg:viewBox="0 0 6500 0" draw:points="0,0 6500,0">
            <text:p/>
          </draw:polygon>
          <draw:line draw:style-name="gr10" draw:text-style-name="P2" draw:layer="controls" svg:x1="34cm" svg:y1="6.798cm" svg:x2="40.5cm" svg:y2="6.798cm">
            <text:p/>
          </draw:line>
        </draw:g>
        <draw:frame draw:style-name="gr11" draw:text-style-name="P2" draw:layer="controls" svg:width="6.5cm" svg:height="0.988cm" svg:x="34cm" svg:y="6.798cm">
          <draw:text-box>
            <text:p text:style-name="P4"><text:span text:style-name="T3">Text</text:span></text:p>
          </draw:text-box>
        </draw:frame>
        <draw:frame draw:style-name="gr11" draw:text-style-name="P2" draw:layer="controls" svg:width="6.5cm" svg:height="0.988cm" svg:x="34cm" svg:y="7.786cm">
          <draw:text-box>
            <text:p text:style-name="P4"><text:span text:style-name="T3">Date</text:span></text:p>
          </draw:text-box>
        </draw:frame>
        <draw:frame draw:style-name="gr11" draw:text-style-name="P2" xml:id="id1" draw:id="id1" draw:layer="controls" svg:width="6.5cm" svg:height="0.988cm" svg:x="34cm" svg:y="8.774cm">
          <draw:text-box>
            <text:p text:style-name="P4"><text:span text:style-name="T3">UserId</text:span></text:p>
          </draw:text-box>
        </draw:frame>
        <draw:frame draw:style-name="gr11" draw:text-style-name="P2" xml:id="id3" draw:id="id3" draw:layer="controls" svg:width="6.5cm" svg:height="0.988cm" svg:x="34cm" svg:y="9.762cm">
          <draw:text-box>
            <text:p text:style-name="P4"><text:span text:style-name="T3">GameId</text:span></text:p>
          </draw:text-box>
        </draw:frame>
        <draw:connector draw:style-name="gr21" draw:text-style-name="P8" draw:layer="layout" draw:line-skew="-2cm" svg:x1="34cm" svg:y1="9.268cm" svg:x2="27.001cm" svg:y2="22.77cm" draw:start-shape="id1" draw:start-glue-point="3" draw:end-shape="id2" svg:d="M34000 9268h-5499v13502h-1500" svg:viewBox="0 0 7000 13503">
          <text:p/>
        </draw:connector>
        <draw:connector draw:style-name="gr22" draw:text-style-name="P8" draw:layer="layout" draw:line-skew="0.375cm" svg:x1="34cm" svg:y1="10.256cm" svg:x2="24.498cm" svg:y2="6.74cm" draw:start-shape="id3" draw:end-shape="id4" svg:d="M34000 10256h-4376v-3516h-5126" svg:viewBox="0 0 9503 3517">
          <text:p/>
        </draw:connector>
        <draw:connector draw:style-name="gr23" draw:text-style-name="P8" draw:layer="layout" svg:x1="17.999cm" svg:y1="10.36cm" svg:x2="14.75cm" svg:y2="15.396cm" draw:start-shape="id5" draw:end-shape="id6" svg:d="M17999 10360h-1624v5036h-1625" svg:viewBox="0 0 3250 5037">
          <text:p/>
        </draw:connector>
        <draw:g>
          <draw:polygon draw:style-name="gr1" draw:text-style-name="P1" draw:layer="controls" svg:width="6.5cm" svg:height="4.998cm" svg:x="35.249cm" svg:y="16.001cm" svg:viewBox="0 0 6501 4999" draw:points="0,4999 6501,4999 6501,0 0,0">
            <text:p/>
          </draw:polygon>
          <draw:polygon draw:style-name="gr2" draw:text-style-name="P2" draw:layer="controls" svg:width="6.5cm" svg:height="4.998cm" svg:x="35.249cm" svg:y="16.001cm" svg:viewBox="0 0 6501 4999" draw:points="0,4999 6501,4999 6501,0 0,0">
            <text:p/>
          </draw:polygon>
        </draw:g>
        <draw:g>
          <draw:polygon draw:style-name="gr3" draw:text-style-name="P3" draw:layer="controls" svg:width="6.5cm" svg:height="1.108cm" svg:x="35.249cm" svg:y="16.001cm" svg:viewBox="0 0 6501 1109" draw:points="0,1109 6501,1109 6501,0 0,0">
            <text:p/>
          </draw:polygon>
          <draw:polygon draw:style-name="gr2" draw:text-style-name="P2" draw:layer="controls" svg:width="6.5cm" svg:height="1.108cm" svg:x="35.249cm" svg:y="16.001cm" svg:viewBox="0 0 6501 1109" draw:points="0,1109 6501,1109 6501,0 0,0">
            <text:p/>
          </draw:polygon>
        </draw:g>
        <draw:frame draw:style-name="gr4" draw:text-style-name="P2" draw:layer="controls" svg:width="6.5cm" svg:height="1.109cm" svg:x="35.249cm" svg:y="16cm">
          <draw:text-box>
            <text:p text:style-name="P4"><text:span text:style-name="T1">Rating</text:span></text:p>
          </draw:text-box>
        </draw:frame>
        <draw:g draw:style-name="gr5">
          <draw:polygon draw:style-name="gr6" draw:text-style-name="P5" draw:layer="controls" svg:width="6.5cm" svg:height="0.988cm" svg:x="35.249cm" svg:y="17.109cm" svg:viewBox="0 0 6501 989" draw:points="0,989 6501,989 6501,0 0,0">
            <text:p/>
          </draw:polygon>
          <draw:g>
            <draw:path draw:style-name="gr7" draw:text-style-name="P6" draw:layer="controls" svg:width="0.296cm" svg:height="0.599cm" svg:x="35.401cm" svg:y="17.303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2" draw:layer="controls" svg:width="0.446cm" svg:height="0.423cm" svg:x="35.699cm" svg:y="17.391cm">
              <draw:text-box>
                <text:p text:style-name="P4"><text:span text:style-name="T2">PK</text:span></text:p>
              </draw:text-box>
            </draw:frame>
          </draw:g>
          <draw:frame draw:style-name="gr11" draw:text-style-name="P2" draw:layer="controls" svg:width="6.5cm" svg:height="1.073cm" svg:x="35.249cm" svg:y="17.067cm">
            <draw:text-box>
              <text:p text:style-name="P4"><text:span text:style-name="T1">RatingId</text:span></text:p>
            </draw:text-box>
          </draw:frame>
        </draw:g>
        <draw:g>
          <draw:polygon draw:style-name="gr6" draw:text-style-name="P5" draw:layer="controls" svg:width="6.499cm" svg:height="0cm" svg:x="35.249cm" svg:y="18.097cm" svg:viewBox="0 0 6500 0" draw:points="0,0 6500,0">
            <text:p/>
          </draw:polygon>
          <draw:line draw:style-name="gr10" draw:text-style-name="P2" draw:layer="controls" svg:x1="35.249cm" svg:y1="18.097cm" svg:x2="41.749cm" svg:y2="18.097cm">
            <text:p/>
          </draw:line>
        </draw:g>
        <draw:frame draw:style-name="gr11" draw:text-style-name="P2" draw:layer="controls" svg:width="6.5cm" svg:height="0.988cm" svg:x="35.249cm" svg:y="18.097cm">
          <draw:text-box>
            <text:p text:style-name="P4"><text:span text:style-name="T3">StarRating</text:span></text:p>
          </draw:text-box>
        </draw:frame>
        <draw:frame draw:style-name="gr11" draw:text-style-name="P2" xml:id="id8" draw:id="id8" draw:layer="controls" svg:width="6.5cm" svg:height="0.988cm" svg:x="35.249cm" svg:y="19.085cm">
          <draw:text-box>
            <text:p text:style-name="P4"><text:span text:style-name="T3">UserId</text:span></text:p>
          </draw:text-box>
        </draw:frame>
        <draw:frame draw:style-name="gr11" draw:text-style-name="P2" xml:id="id7" draw:id="id7" draw:layer="controls" svg:width="6.5cm" svg:height="0.988cm" svg:x="35.249cm" svg:y="20.073cm">
          <draw:text-box>
            <text:p text:style-name="P4"><text:span text:style-name="T3">GameId</text:span></text:p>
          </draw:text-box>
        </draw:frame>
        <draw:connector draw:style-name="gr24" draw:text-style-name="P8" draw:layer="layout" svg:x1="37.749cm" svg:y1="20.499cm" svg:x2="36.25cm" svg:y2="19cm" svg:d="M37749 20499v-749h-1499v-750" svg:viewBox="0 0 1500 1500">
          <text:p/>
        </draw:connector>
        <draw:connector draw:style-name="gr25" draw:text-style-name="P8" draw:layer="layout" svg:x1="35.249cm" svg:y1="20.567cm" svg:x2="24.498cm" svg:y2="6.74cm" draw:start-shape="id7" draw:end-shape="id4" draw:end-glue-point="1" svg:d="M35249 20567h-5375v-13827h-5376" svg:viewBox="0 0 10752 13828">
          <text:p/>
        </draw:connector>
        <draw:connector draw:style-name="gr26" draw:text-style-name="P8" draw:layer="layout" svg:x1="35.249cm" svg:y1="19.579cm" svg:x2="27.001cm" svg:y2="22.77cm" draw:start-shape="id8" draw:end-shape="id2" svg:d="M35249 19579h-4124v3191h-4124" svg:viewBox="0 0 8249 3192">
          <text:p/>
        </draw:connector>
        <draw:frame draw:style-name="gr20" draw:text-style-name="P7" draw:layer="controls" svg:width="6.5cm" svg:height="1.236cm" svg:x="20.5cm" svg:y="25.264cm">
          <draw:text-box>
            <text:p text:style-name="P4"><text:span text:style-name="T3">Ema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01T17:31:43.876000000</meta:creation-date>
    <dc:date>2024-04-01T20:40:17.694000000</dc:date>
    <meta:editing-duration>PT3H8M32S</meta:editing-duration>
    <meta:editing-cycles>3</meta:editing-cycles>
    <meta:generator>LibreOffice/7.5.4.2$Windows_X86_64 LibreOffice_project/36ccfdc35048b057fd9854c757a8b67ec53977b6</meta:generator>
    <meta:document-statistic meta:object-count="97"/>
  </office:meta>
</office:document-meta>
</file>